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e1f" officeooo:paragraph-rsid="00062e1f"/>
    </style:style>
    <style:style style:name="P2" style:family="paragraph" style:parent-style-name="Standard">
      <style:text-properties officeooo:rsid="00062e1f" officeooo:paragraph-rsid="00062e1f"/>
    </style:style>
    <style:style style:name="P3" style:family="paragraph" style:parent-style-name="Standard">
      <style:text-properties officeooo:rsid="0007a917" officeooo:paragraph-rsid="0007a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trat running the program on local machine on multiple kernels:</text:p>
      <text:p text:style-name="P1"/>
      <text:p text:style-name="P1">1. master:</text:p>
      <text:p text:style-name="P1"><text:tab/>python3 master.py 3</text:p>
      <text:p text:style-name="P1"/>
      <text:p text:style-name="P1">2. Client:</text:p>
      <text:p text:style-name="P1"><text:tab/>python3 client.py 3</text:p>
      <text:p text:style-name="P1"/>
      <text:p text:style-name="P1">3. Datakeeper:</text:p>
      <text:p text:style-name="P1"><text:tab/>python3 datakeerper.py 6666</text:p>
      <text:p text:style-name="P1"/>
      <text:p text:style-name="P3">4. DatakeeperAlive:</text:p>
      <text:p text:style-name="P3"><text:tab/>python3 datakeeperAlive.py 6666</text:p>
      <text:p text:style-name="P1"/>
      <text:p text:style-name="P1">In dk_ips.txt file:</text:p>
      <text:p text:style-name="P1"><text:tab/>&lt;number of datakeepers&gt; &lt;list of their ip:port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8:05:29.865337948</meta:creation-date>
    <dc:date>2020-04-16T22:45:19.391995884</dc:date>
    <meta:editing-duration>PT4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1" meta:character-count="287" meta:non-whitespace-character-count="252"/>
  </office:meta>
</office:document-meta>
</file>